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70"/>
    <style:style style:name="ce2" style:family="table-cell" style:parent-style-name="Default" style:data-style-name="N37"/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rug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dose (mg)</text:p>
          </table:table-cell>
        </table:table-row>
        <table:table-row table:style-name="ro1">
          <table:table-cell office:value-type="date" office:date-value="2024-04-05T20:00:00" calcext:value-type="date">
            <text:p>05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6T20:00:00" calcext:value-type="date">
            <text:p>06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7T20:00:00" calcext:value-type="date">
            <text:p>07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8T20:00:00" calcext:value-type="date">
            <text:p>08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9T20:00:00" calcext:value-type="date">
            <text:p>09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10T20:00:00" calcext:value-type="date">
            <text:p>10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11T20:00:00" calcext:value-type="date">
            <text:p>11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12T20:00:00" calcext:value-type="date">
            <text:p>12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5T22:42:00" calcext:value-type="date">
            <text:p>05/04/24 22:42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6T13:25:00" calcext:value-type="date">
            <text:p>06/04/24 13:25</text:p>
          </table:table-cell>
          <table:table-cell office:value-type="string" calcext:value-type="string">
            <text:p>olanza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6T18:15:00" calcext:value-type="date">
            <text:p>06/04/24 18:15</text:p>
          </table:table-cell>
          <table:table-cell office:value-type="string" calcext:value-type="string">
            <text:p>olanza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6T22:40:00" calcext:value-type="date">
            <text:p>06/04/24 22:40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date" office:date-value="2024-04-07T10:00:00" calcext:value-type="date">
            <text:p>07/04/24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8T03:55:00" calcext:value-type="date">
            <text:p>08/04/24 03:55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9T05:35:00" calcext:value-type="date">
            <text:p>09/04/24 05:35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date" office:date-value="2024-04-10T08:31:00" calcext:value-type="date">
            <text:p>10/04/24</text:p>
          </table:table-cell>
          <table:table-cell office:value-type="string" calcext:value-type="string">
            <text:p>olanza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1T02:25:00" calcext:value-type="date">
            <text:p>11/04/24 02:25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12T09:10:00" calcext:value-type="date">
            <text:p>12/04/24 09:10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8T12:00:00" calcext:value-type="date">
            <text:p>08/04/24 12:00</text:p>
          </table:table-cell>
          <table:table-cell office:value-type="string" calcext:value-type="string">
            <text:p>aripiprazo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9T08:00:00" calcext:value-type="date">
            <text:p>09/04/24 08:00</text:p>
          </table:table-cell>
          <table:table-cell office:value-type="string" calcext:value-type="string">
            <text:p>aripiprazo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12T15:30:00" calcext:value-type="date">
            <text:p>12/04/24 15:30</text:p>
          </table:table-cell>
          <table:table-cell office:value-type="string" calcext:value-type="string">
            <text:p>paliperid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5T17:30:00" calcext:value-type="date">
            <text:p>05/04/24 17:3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5T22:40:00" calcext:value-type="date">
            <text:p>05/04/24 22:4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6T12:05:00" calcext:value-type="date">
            <text:p>06/04/24 12:05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6T22:40:00" calcext:value-type="date">
            <text:p>06/04/24 22:4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7T03:30:00" calcext:value-type="date">
            <text:p>07/04/24 03:3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7T11:35:00" calcext:value-type="date">
            <text:p>07/04/24 11:35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7T15:48:00" calcext:value-type="date">
            <text:p>07/04/24 15:48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7T23:50:00" calcext:value-type="date">
            <text:p>07/04/24 23:5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8T07:26:00" calcext:value-type="date">
            <text:p>08/04/24 07:26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8T22:30:00" calcext:value-type="date">
            <text:p>08/04/24 22:3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9T10:05:00" calcext:value-type="date">
            <text:p>09/04/24 10:05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9T13:00:00" calcext:value-type="date">
            <text:p>09/04/24 13:0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0T02:25:00" calcext:value-type="date">
            <text:p>10/04/24 02:25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0T11:13:00" calcext:value-type="date">
            <text:p>10/04/24 11:13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0T13:20:00" calcext:value-type="date">
            <text:p>10/04/24 13:2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1" calcext:value-type="date">
            <text:p>11/04/24 00:00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1T11:26:00" calcext:value-type="date">
            <text:p>11/04/24 11:26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1T17:35:00" calcext:value-type="date">
            <text:p>11/04/24 17:35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2T05:45:00" calcext:value-type="date">
            <text:p>12/04/24 05:45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2T11:33:00" calcext:value-type="date">
            <text:p>12/04/24 11:33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pending" table:style-name="ta1">
        <table:table-column table:style-name="co3" table:default-cell-style-name="Default"/>
        <table:table-column table:style-name="co3" table:default-cell-style-name="ce5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Bank Account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Debit Amount</text:p>
          </table:table-cell>
          <table:table-cell office:value-type="string" calcext:value-type="string">
            <text:p>Credit Amoun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Serial</text:p>
          </table:table-cell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4/2024</text:p>
          </table:table-cell>
          <table:table-cell office:value-type="string" calcext:value-type="string">
            <text:p>EFTPOS DEBIT 0206758 STAN.COM.AU\ <text:s text:c="12"/>11/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93.28" calcext:value-type="float">
            <text:p>693.28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4/2024</text:p>
          </table:table-cell>
          <table:table-cell office:value-type="string" calcext:value-type="string">
            <text:p>WITHDRAWAL ONLINE 1659605 TFR Westpac Lif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709.28" calcext:value-type="float">
            <text:p>709.2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4/2024</text:p>
          </table:table-cell>
          <table:table-cell office:value-type="string" calcext:value-type="string">
            <text:p>DEBIT CARD PURCHASE OF <text:s text:c="18"/>LONDON <text:s text:c="6"/>GBR USD 10.00 incl. Foreign Transaction Fee AUD $0.45</text:p>
          </table:table-cell>
          <table:table-cell office:value-type="float" office:value="15.62" calcext:value-type="float">
            <text:p>15.62</text:p>
          </table:table-cell>
          <table:table-cell/>
          <table:table-cell office:value-type="float" office:value="3709.28" calcext:value-type="float">
            <text:p>3709.2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4/2024</text:p>
          </table:table-cell>
          <table:table-cell office:value-type="string" calcext:value-type="string">
            <text:p>DEBIT CARD PURCHASE EBILLINGCARE.COM 8772666242 <text:s text:c="2"/>USA USD 3.99 incl. Foreign Transaction Fee AUD $0.18</text:p>
          </table:table-cell>
          <table:table-cell office:value-type="float" office:value="6.23" calcext:value-type="float">
            <text:p>6.23</text:p>
          </table:table-cell>
          <table:table-cell/>
          <table:table-cell office:value-type="float" office:value="3724.9" calcext:value-type="float">
            <text:p>3724.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0/04/2024</text:p>
          </table:table-cell>
          <table:table-cell office:value-type="string" calcext:value-type="string">
            <text:p>DEBIT CARD PURCHASE Google Smart Widget L Pyrmont <text:s text:c="5"/>AUS</text:p>
          </table:table-cell>
          <table:table-cell office:value-type="float" office:value="65.99" calcext:value-type="float">
            <text:p>65.99</text:p>
          </table:table-cell>
          <table:table-cell/>
          <table:table-cell office:value-type="float" office:value="3731.13" calcext:value-type="float">
            <text:p>3731.1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0/04/2024</text:p>
          </table:table-cell>
          <table:table-cell office:value-type="string" calcext:value-type="string">
            <text:p>DEBIT CARD PURCHASE MICROSOFT#G044372877 MSBILL.INFO <text:s/>AUS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3797.12" calcext:value-type="float">
            <text:p>3797.1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0/04/2024</text:p>
          </table:table-cell>
          <table:table-cell office:value-type="string" calcext:value-type="string">
            <text:p>DEBIT CARD PURCHASE OF <text:s text:c="18"/>London <text:s text:c="6"/>GBR USD 10.00 incl. Foreign Transaction Fee AUD $0.46</text:p>
          </table:table-cell>
          <table:table-cell office:value-type="float" office:value="15.71" calcext:value-type="float">
            <text:p>15.71</text:p>
          </table:table-cell>
          <table:table-cell/>
          <table:table-cell office:value-type="float" office:value="3801.4" calcext:value-type="float">
            <text:p>3801.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WITHDRAWAL-OSKO PAYMENT 1512352 Justin Wit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817.11" calcext:value-type="float">
            <text:p>3817.1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50.00 incl. Foreign Transaction Fee AUD $2.29</text:p>
          </table:table-cell>
          <table:table-cell office:value-type="float" office:value="78.65" calcext:value-type="float">
            <text:p>78.65</text:p>
          </table:table-cell>
          <table:table-cell/>
          <table:table-cell office:value-type="float" office:value="3897.11" calcext:value-type="float">
            <text:p>3897.1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50.00 incl. Foreign Transaction Fee AUD $2.29</text:p>
          </table:table-cell>
          <table:table-cell office:value-type="float" office:value="78.54" calcext:value-type="float">
            <text:p>78.54</text:p>
          </table:table-cell>
          <table:table-cell/>
          <table:table-cell office:value-type="float" office:value="3975.76" calcext:value-type="float">
            <text:p>3975.7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30.00 incl. Foreign Transaction Fee AUD $1.37</text:p>
          </table:table-cell>
          <table:table-cell office:value-type="float" office:value="47.19" calcext:value-type="float">
            <text:p>47.19</text:p>
          </table:table-cell>
          <table:table-cell/>
          <table:table-cell office:value-type="float" office:value="4054.3" calcext:value-type="float">
            <text:p>4054.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CHATGPT SUBSCRIPTION SAN FRANCISC USA USD 22.00 incl. Foreign Transaction Fee AUD $1.00</text:p>
          </table:table-cell>
          <table:table-cell office:value-type="float" office:value="34.55" calcext:value-type="float">
            <text:p>34.55</text:p>
          </table:table-cell>
          <table:table-cell/>
          <table:table-cell office:value-type="float" office:value="4101.49" calcext:value-type="float">
            <text:p>4101.4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20.00 incl. Foreign Transaction Fee AUD $0.91</text:p>
          </table:table-cell>
          <table:table-cell office:value-type="float" office:value="31.45" calcext:value-type="float">
            <text:p>31.45</text:p>
          </table:table-cell>
          <table:table-cell/>
          <table:table-cell office:value-type="float" office:value="4136.04" calcext:value-type="float">
            <text:p>4136.0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16.50 incl. Foreign Transaction Fee AUD $0.75</text:p>
          </table:table-cell>
          <table:table-cell office:value-type="float" office:value="25.95" calcext:value-type="float">
            <text:p>25.95</text:p>
          </table:table-cell>
          <table:table-cell/>
          <table:table-cell office:value-type="float" office:value="4167.49" calcext:value-type="float">
            <text:p>4167.4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5.50 incl. Foreign Transaction Fee AUD $0.25</text:p>
          </table:table-cell>
          <table:table-cell office:value-type="float" office:value="8.64" calcext:value-type="float">
            <text:p>8.64</text:p>
          </table:table-cell>
          <table:table-cell/>
          <table:table-cell office:value-type="float" office:value="4193.44" calcext:value-type="float">
            <text:p>4193.4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HEROKU* MAR-93836064 SAN FRANCISC USA USD 5.00 incl. Foreign Transaction Fee AUD $0.22</text:p>
          </table:table-cell>
          <table:table-cell office:value-type="float" office:value="7.86" calcext:value-type="float">
            <text:p>7.86</text:p>
          </table:table-cell>
          <table:table-cell/>
          <table:table-cell office:value-type="float" office:value="4202.08" calcext:value-type="float">
            <text:p>4202.0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HEROKU* MAR-93822252 SAN FRANCISC USA USD 5.00 incl. Foreign Transaction Fee AUD $0.22</text:p>
          </table:table-cell>
          <table:table-cell office:value-type="float" office:value="7.86" calcext:value-type="float">
            <text:p>7.86</text:p>
          </table:table-cell>
          <table:table-cell/>
          <table:table-cell office:value-type="float" office:value="4209.94" calcext:value-type="float">
            <text:p>4209.9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REFUND OF FEE CHARGED ON 012009 GIGSOCIAL <text:s text:c="5"/>805-2943611 <text:s/>USAUSD</text:p>
          </table:table-cell>
          <table:table-cell/>
          <table:table-cell office:value-type="float" office:value="72.06" calcext:value-type="float">
            <text:p>72.06</text:p>
          </table:table-cell>
          <table:table-cell office:value-type="float" office:value="4217.8" calcext:value-type="float">
            <text:p>4217.8</text:p>
          </table:table-cell>
          <table:table-cell office:value-type="string" calcext:value-type="string">
            <text:p>FEE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REFUND GIGSOCIAL 805-2943611 <text:s/>USA USD 1,575.00</text:p>
          </table:table-cell>
          <table:table-cell/>
          <table:table-cell office:value-type="float" office:value="2402.01" calcext:value-type="float">
            <text:p>2402.01</text:p>
          </table:table-cell>
          <table:table-cell office:value-type="float" office:value="4145.74" calcext:value-type="float">
            <text:p>4145.74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FICEWORKS BENTLEIGH EA AUS</text:p>
          </table:table-cell>
          <table:table-cell office:value-type="float" office:value="4987" calcext:value-type="float">
            <text:p>4987</text:p>
          </table:table-cell>
          <table:table-cell/>
          <table:table-cell office:value-type="float" office:value="1743.73" calcext:value-type="float">
            <text:p>1743.7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200.00 incl. Foreign Transaction Fee AUD $9.16</text:p>
          </table:table-cell>
          <table:table-cell office:value-type="float" office:value="314.6" calcext:value-type="float">
            <text:p>314.6</text:p>
          </table:table-cell>
          <table:table-cell/>
          <table:table-cell office:value-type="float" office:value="6730.73" calcext:value-type="float">
            <text:p>6730.7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200.00 incl. Foreign Transaction Fee AUD $9.16</text:p>
          </table:table-cell>
          <table:table-cell office:value-type="float" office:value="314.55" calcext:value-type="float">
            <text:p>314.55</text:p>
          </table:table-cell>
          <table:table-cell/>
          <table:table-cell office:value-type="float" office:value="7045.33" calcext:value-type="float">
            <text:p>7045.3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9" calcext:value-type="float">
            <text:p>157.29</text:p>
          </table:table-cell>
          <table:table-cell/>
          <table:table-cell office:value-type="float" office:value="7359.88" calcext:value-type="float">
            <text:p>7359.8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9" calcext:value-type="float">
            <text:p>157.29</text:p>
          </table:table-cell>
          <table:table-cell/>
          <table:table-cell office:value-type="float" office:value="7517.17" calcext:value-type="float">
            <text:p>7517.1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7" calcext:value-type="float">
            <text:p>157.27</text:p>
          </table:table-cell>
          <table:table-cell/>
          <table:table-cell office:value-type="float" office:value="7674.46" calcext:value-type="float">
            <text:p>7674.4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7" calcext:value-type="float">
            <text:p>157.27</text:p>
          </table:table-cell>
          <table:table-cell/>
          <table:table-cell office:value-type="float" office:value="7831.73" calcext:value-type="float">
            <text:p>7831.7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7" calcext:value-type="float">
            <text:p>157.27</text:p>
          </table:table-cell>
          <table:table-cell/>
          <table:table-cell office:value-type="float" office:value="7989" calcext:value-type="float">
            <text:p>798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38.50 incl. Foreign Transaction Fee AUD $1.76</text:p>
          </table:table-cell>
          <table:table-cell office:value-type="float" office:value="60.55" calcext:value-type="float">
            <text:p>60.55</text:p>
          </table:table-cell>
          <table:table-cell/>
          <table:table-cell office:value-type="float" office:value="8146.27" calcext:value-type="float">
            <text:p>8146.2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EZBILLSUPPORT.COM 8777685707 <text:s text:c="2"/>USA USD 34.97 incl. Foreign Transaction Fee AUD $1.60</text:p>
          </table:table-cell>
          <table:table-cell office:value-type="float" office:value="55.01" calcext:value-type="float">
            <text:p>55.01</text:p>
          </table:table-cell>
          <table:table-cell/>
          <table:table-cell office:value-type="float" office:value="8206.82" calcext:value-type="float">
            <text:p>8206.8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WITHDRAWAL MOBILE 1648840 TFR Westpac Cho Office works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8261.83" calcext:value-type="float">
            <text:p>8261.8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AIRBNB * HMKHDXM8WW Surry Hills <text:s/>AUS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3261.83" calcext:value-type="float">
            <text:p>13261.8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SPORTSBET PTY ONLINE <text:s text:c="6"/>AU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3632.83" calcext:value-type="float">
            <text:p>13632.8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SPORTSBET PTY ONLINE <text:s text:c="6"/>AU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3832.83" calcext:value-type="float">
            <text:p>13832.8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APPLE.COM/BILL SYDNEY <text:s text:c="6"/>AUS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13882.83" calcext:value-type="float">
            <text:p>13882.8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SQ *BUDDERSCOPES gosq.com <text:s text:c="4"/>USA USD 557.00 incl. Foreign Transaction Fee AUD $25.51</text:p>
          </table:table-cell>
          <table:table-cell office:value-type="float" office:value="876.02" calcext:value-type="float">
            <text:p>876.02</text:p>
          </table:table-cell>
          <table:table-cell/>
          <table:table-cell office:value-type="float" office:value="13932.82" calcext:value-type="float">
            <text:p>13932.8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200.00 incl. Foreign Transaction Fee AUD $9.22</text:p>
          </table:table-cell>
          <table:table-cell office:value-type="float" office:value="316.91" calcext:value-type="float">
            <text:p>316.91</text:p>
          </table:table-cell>
          <table:table-cell/>
          <table:table-cell office:value-type="float" office:value="14808.84" calcext:value-type="float">
            <text:p>14808.8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200.00 incl. Foreign Transaction Fee AUD $9.22</text:p>
          </table:table-cell>
          <table:table-cell office:value-type="float" office:value="316.91" calcext:value-type="float">
            <text:p>316.91</text:p>
          </table:table-cell>
          <table:table-cell/>
          <table:table-cell office:value-type="float" office:value="15125.75" calcext:value-type="float">
            <text:p>15125.7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200.00 incl. Foreign Transaction Fee AUD $9.22</text:p>
          </table:table-cell>
          <table:table-cell office:value-type="float" office:value="316.91" calcext:value-type="float">
            <text:p>316.91</text:p>
          </table:table-cell>
          <table:table-cell/>
          <table:table-cell office:value-type="float" office:value="15442.66" calcext:value-type="float">
            <text:p>15442.6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200.00 incl. Foreign Transaction Fee AUD $9.16</text:p>
          </table:table-cell>
          <table:table-cell office:value-type="float" office:value="314.55" calcext:value-type="float">
            <text:p>314.55</text:p>
          </table:table-cell>
          <table:table-cell/>
          <table:table-cell office:value-type="float" office:value="15759.57" calcext:value-type="float">
            <text:p>15759.5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100.00 incl. Foreign Transaction Fee AUD $4.61</text:p>
          </table:table-cell>
          <table:table-cell office:value-type="float" office:value="158.46" calcext:value-type="float">
            <text:p>158.46</text:p>
          </table:table-cell>
          <table:table-cell/>
          <table:table-cell office:value-type="float" office:value="16074.12" calcext:value-type="float">
            <text:p>16074.1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12.09 incl. Foreign Transaction Fee AUD $0.55</text:p>
          </table:table-cell>
          <table:table-cell office:value-type="float" office:value="19.15" calcext:value-type="float">
            <text:p>19.15</text:p>
          </table:table-cell>
          <table:table-cell/>
          <table:table-cell office:value-type="float" office:value="16232.58" calcext:value-type="float">
            <text:p>16232.5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5.00 incl. Foreign Transaction Fee AUD $0.22</text:p>
          </table:table-cell>
          <table:table-cell office:value-type="float" office:value="7.91" calcext:value-type="float">
            <text:p>7.91</text:p>
          </table:table-cell>
          <table:table-cell/>
          <table:table-cell office:value-type="float" office:value="16251.73" calcext:value-type="float">
            <text:p>16251.7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POSIT ONLINE 2710673 TFR Westpac Cho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6259.64" calcext:value-type="float">
            <text:p>16259.64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POSIT ONLINE 2686954 TFR Westpac Lif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1259.64" calcext:value-type="float">
            <text:p>11259.64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EFTPOS DEBIT 0304331 AA SWAN STREET 3931\ RICHMOND <text:s text:c="7"/>04/04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3259.64" calcext:value-type="float">
            <text:p>3259.6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APPLE.COM/BILL SYDNEY <text:s text:c="6"/>AUS</text:p>
          </table:table-cell>
          <table:table-cell office:value-type="float" office:value="119.99" calcext:value-type="float">
            <text:p>119.99</text:p>
          </table:table-cell>
          <table:table-cell/>
          <table:table-cell office:value-type="float" office:value="3263.74" calcext:value-type="float">
            <text:p>3263.7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APPLE.COM/BILL SYDNEY <text:s text:c="6"/>AUS</text:p>
          </table:table-cell>
          <table:table-cell office:value-type="float" office:value="115.19" calcext:value-type="float">
            <text:p>115.19</text:p>
          </table:table-cell>
          <table:table-cell/>
          <table:table-cell office:value-type="float" office:value="3383.73" calcext:value-type="float">
            <text:p>3383.7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TWITTER PAID FEATURES SAN FRANCISC US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498.92" calcext:value-type="float">
            <text:p>3498.9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THRONE MIDDLETOWN <text:s text:c="2"/>USA</text:p>
          </table:table-cell>
          <table:table-cell office:value-type="float" office:value="17.39" calcext:value-type="float">
            <text:p>17.39</text:p>
          </table:table-cell>
          <table:table-cell/>
          <table:table-cell office:value-type="float" office:value="3524.92" calcext:value-type="float">
            <text:p>3524.9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THRONE MIDDLETOWN <text:s text:c="2"/>USA</text:p>
          </table:table-cell>
          <table:table-cell office:value-type="float" office:value="17.39" calcext:value-type="float">
            <text:p>17.39</text:p>
          </table:table-cell>
          <table:table-cell/>
          <table:table-cell office:value-type="float" office:value="3542.31" calcext:value-type="float">
            <text:p>3542.3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GIGSOCIAL 805-2943611 <text:s/>USA USD 1,575.00</text:p>
          </table:table-cell>
          <table:table-cell office:value-type="float" office:value="2423.08" calcext:value-type="float">
            <text:p>2423.08</text:p>
          </table:table-cell>
          <table:table-cell/>
          <table:table-cell office:value-type="float" office:value="3559.7" calcext:value-type="float">
            <text:p>3559.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00.00</text:p>
          </table:table-cell>
          <table:table-cell office:value-type="float" office:value="308.69" calcext:value-type="float">
            <text:p>308.69</text:p>
          </table:table-cell>
          <table:table-cell/>
          <table:table-cell office:value-type="float" office:value="5982.78" calcext:value-type="float">
            <text:p>5982.7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50.00</text:p>
          </table:table-cell>
          <table:table-cell office:value-type="float" office:value="231.52" calcext:value-type="float">
            <text:p>231.52</text:p>
          </table:table-cell>
          <table:table-cell/>
          <table:table-cell office:value-type="float" office:value="6291.47" calcext:value-type="float">
            <text:p>6291.4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50.00</text:p>
          </table:table-cell>
          <table:table-cell office:value-type="float" office:value="231.52" calcext:value-type="float">
            <text:p>231.52</text:p>
          </table:table-cell>
          <table:table-cell/>
          <table:table-cell office:value-type="float" office:value="6522.99" calcext:value-type="float">
            <text:p>6522.9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PROBILLER.COM 8552329555 <text:s text:c="2"/>CYP USD 110.00</text:p>
          </table:table-cell>
          <table:table-cell office:value-type="float" office:value="169.78" calcext:value-type="float">
            <text:p>169.78</text:p>
          </table:table-cell>
          <table:table-cell/>
          <table:table-cell office:value-type="float" office:value="6754.51" calcext:value-type="float">
            <text:p>6754.5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3</text:p>
          </table:table-cell>
          <table:table-cell office:value-type="float" office:value="158.97" calcext:value-type="float">
            <text:p>158.97</text:p>
          </table:table-cell>
          <table:table-cell/>
          <table:table-cell office:value-type="float" office:value="6924.29" calcext:value-type="float">
            <text:p>6924.2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3</text:p>
          </table:table-cell>
          <table:table-cell office:value-type="float" office:value="158.97" calcext:value-type="float">
            <text:p>158.97</text:p>
          </table:table-cell>
          <table:table-cell/>
          <table:table-cell office:value-type="float" office:value="7083.26" calcext:value-type="float">
            <text:p>7083.2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3</text:p>
          </table:table-cell>
          <table:table-cell office:value-type="float" office:value="158.97" calcext:value-type="float">
            <text:p>158.97</text:p>
          </table:table-cell>
          <table:table-cell/>
          <table:table-cell office:value-type="float" office:value="7242.23" calcext:value-type="float">
            <text:p>7242.2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3</text:p>
          </table:table-cell>
          <table:table-cell office:value-type="float" office:value="158.97" calcext:value-type="float">
            <text:p>158.97</text:p>
          </table:table-cell>
          <table:table-cell/>
          <table:table-cell office:value-type="float" office:value="7401.2" calcext:value-type="float">
            <text:p>7401.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1</text:p>
          </table:table-cell>
          <table:table-cell office:value-type="float" office:value="158.46" calcext:value-type="float">
            <text:p>158.46</text:p>
          </table:table-cell>
          <table:table-cell/>
          <table:table-cell office:value-type="float" office:value="7560.17" calcext:value-type="float">
            <text:p>7560.1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</text:p>
          </table:table-cell>
          <table:table-cell office:value-type="float" office:value="154.34" calcext:value-type="float">
            <text:p>154.34</text:p>
          </table:table-cell>
          <table:table-cell/>
          <table:table-cell office:value-type="float" office:value="7718.63" calcext:value-type="float">
            <text:p>7718.6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0.00 incl. Foreign Transaction Fee AUD $2.31</text:p>
          </table:table-cell>
          <table:table-cell office:value-type="float" office:value="79.48" calcext:value-type="float">
            <text:p>79.48</text:p>
          </table:table-cell>
          <table:table-cell/>
          <table:table-cell office:value-type="float" office:value="7872.97" calcext:value-type="float">
            <text:p>7872.9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0.00 incl. Foreign Transaction Fee AUD $2.31</text:p>
          </table:table-cell>
          <table:table-cell office:value-type="float" office:value="79.48" calcext:value-type="float">
            <text:p>79.48</text:p>
          </table:table-cell>
          <table:table-cell/>
          <table:table-cell office:value-type="float" office:value="7952.45" calcext:value-type="float">
            <text:p>7952.4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36.66 incl. Foreign Transaction Fee AUD $1.69</text:p>
          </table:table-cell>
          <table:table-cell office:value-type="float" office:value="58.27" calcext:value-type="float">
            <text:p>58.27</text:p>
          </table:table-cell>
          <table:table-cell/>
          <table:table-cell office:value-type="float" office:value="8031.93" calcext:value-type="float">
            <text:p>8031.9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7.50 incl. Foreign Transaction Fee AUD $1.27</text:p>
          </table:table-cell>
          <table:table-cell office:value-type="float" office:value="43.71" calcext:value-type="float">
            <text:p>43.71</text:p>
          </table:table-cell>
          <table:table-cell/>
          <table:table-cell office:value-type="float" office:value="8090.2" calcext:value-type="float">
            <text:p>8090.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5.00 incl. Foreign Transaction Fee AUD $1.15</text:p>
          </table:table-cell>
          <table:table-cell office:value-type="float" office:value="39.74" calcext:value-type="float">
            <text:p>39.74</text:p>
          </table:table-cell>
          <table:table-cell/>
          <table:table-cell office:value-type="float" office:value="8133.91" calcext:value-type="float">
            <text:p>8133.9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SUPPORT49.COM 893-893-8871 USA USD 24.99 incl. Foreign Transaction Fee AUD $1.15</text:p>
          </table:table-cell>
          <table:table-cell office:value-type="float" office:value="39.72" calcext:value-type="float">
            <text:p>39.72</text:p>
          </table:table-cell>
          <table:table-cell/>
          <table:table-cell office:value-type="float" office:value="8173.65" calcext:value-type="float">
            <text:p>8173.6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4.20 incl. Foreign Transaction Fee AUD $1.12</text:p>
          </table:table-cell>
          <table:table-cell office:value-type="float" office:value="38.47" calcext:value-type="float">
            <text:p>38.47</text:p>
          </table:table-cell>
          <table:table-cell/>
          <table:table-cell office:value-type="float" office:value="8213.37" calcext:value-type="float">
            <text:p>8213.3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1.99 incl. Foreign Transaction Fee AUD $1.01</text:p>
          </table:table-cell>
          <table:table-cell office:value-type="float" office:value="34.95" calcext:value-type="float">
            <text:p>34.95</text:p>
          </table:table-cell>
          <table:table-cell/>
          <table:table-cell office:value-type="float" office:value="8251.84" calcext:value-type="float">
            <text:p>8251.8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.99 incl. Foreign Transaction Fee AUD $0.50</text:p>
          </table:table-cell>
          <table:table-cell office:value-type="float" office:value="17.46" calcext:value-type="float">
            <text:p>17.46</text:p>
          </table:table-cell>
          <table:table-cell/>
          <table:table-cell office:value-type="float" office:value="8286.79" calcext:value-type="float">
            <text:p>8286.7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SUPPORT49.COM 893-893-8871 USA USD 9.99 incl. Foreign Transaction Fee AUD $0.46</text:p>
          </table:table-cell>
          <table:table-cell office:value-type="float" office:value="15.88" calcext:value-type="float">
            <text:p>15.88</text:p>
          </table:table-cell>
          <table:table-cell/>
          <table:table-cell office:value-type="float" office:value="8304.25" calcext:value-type="float">
            <text:p>8304.2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EBILLINGCARE.COM 8772666242 <text:s text:c="2"/>USA USD 9.99 incl. Foreign Transaction Fee AUD $0.46</text:p>
          </table:table-cell>
          <table:table-cell office:value-type="float" office:value="15.88" calcext:value-type="float">
            <text:p>15.88</text:p>
          </table:table-cell>
          <table:table-cell/>
          <table:table-cell office:value-type="float" office:value="8320.13" calcext:value-type="float">
            <text:p>8320.1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8.99 incl. Foreign Transaction Fee AUD $0.41</text:p>
          </table:table-cell>
          <table:table-cell office:value-type="float" office:value="14.29" calcext:value-type="float">
            <text:p>14.29</text:p>
          </table:table-cell>
          <table:table-cell/>
          <table:table-cell office:value-type="float" office:value="8336.01" calcext:value-type="float">
            <text:p>8336.0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8.99 incl. Foreign Transaction Fee AUD $0.41</text:p>
          </table:table-cell>
          <table:table-cell office:value-type="float" office:value="14.29" calcext:value-type="float">
            <text:p>14.29</text:p>
          </table:table-cell>
          <table:table-cell/>
          <table:table-cell office:value-type="float" office:value="8350.3" calcext:value-type="float">
            <text:p>8350.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7.99 incl. Foreign Transaction Fee AUD $0.37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float" office:value="8364.59" calcext:value-type="float">
            <text:p>8364.5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7.50 incl. Foreign Transaction Fee AUD $0.34</text:p>
          </table:table-cell>
          <table:table-cell office:value-type="float" office:value="11.92" calcext:value-type="float">
            <text:p>11.92</text:p>
          </table:table-cell>
          <table:table-cell/>
          <table:table-cell office:value-type="float" office:value="8377.29" calcext:value-type="float">
            <text:p>8377.2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6.60 incl. Foreign Transaction Fee AUD $0.30</text:p>
          </table:table-cell>
          <table:table-cell office:value-type="float" office:value="10.49" calcext:value-type="float">
            <text:p>10.49</text:p>
          </table:table-cell>
          <table:table-cell/>
          <table:table-cell office:value-type="float" office:value="8389.21" calcext:value-type="float">
            <text:p>8389.2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6.59 incl. Foreign Transaction Fee AUD $0.30</text:p>
          </table:table-cell>
          <table:table-cell office:value-type="float" office:value="10.47" calcext:value-type="float">
            <text:p>10.47</text:p>
          </table:table-cell>
          <table:table-cell/>
          <table:table-cell office:value-type="float" office:value="8399.7" calcext:value-type="float">
            <text:p>8399.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.50 incl. Foreign Transaction Fee AUD $0.25</text:p>
          </table:table-cell>
          <table:table-cell office:value-type="float" office:value="8.74" calcext:value-type="float">
            <text:p>8.74</text:p>
          </table:table-cell>
          <table:table-cell/>
          <table:table-cell office:value-type="float" office:value="8410.17" calcext:value-type="float">
            <text:p>8410.1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.00 incl. Foreign Transaction Fee AUD $0.22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float" office:value="8418.91" calcext:value-type="float">
            <text:p>8418.9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.00 incl. Foreign Transaction Fee AUD $0.22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float" office:value="8426.85" calcext:value-type="float">
            <text:p>8426.8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.00 incl. Foreign Transaction Fee AUD $0.22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float" office:value="8434.79" calcext:value-type="float">
            <text:p>8434.7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4.40 incl. Foreign Transaction Fee AUD $0.20</text:p>
          </table:table-cell>
          <table:table-cell office:value-type="float" office:value="6.99" calcext:value-type="float">
            <text:p>6.99</text:p>
          </table:table-cell>
          <table:table-cell/>
          <table:table-cell office:value-type="float" office:value="8442.73" calcext:value-type="float">
            <text:p>8442.7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EBILLINGCARE.COM 8772666242 <text:s text:c="2"/>USA USD 3.99 incl. Foreign Transaction Fee AUD $0.18</text:p>
          </table:table-cell>
          <table:table-cell office:value-type="float" office:value="6.34" calcext:value-type="float">
            <text:p>6.34</text:p>
          </table:table-cell>
          <table:table-cell/>
          <table:table-cell office:value-type="float" office:value="8449.72" calcext:value-type="float">
            <text:p>8449.7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EZBILLSUPPORT.COM 8777685707 <text:s text:c="2"/>USA USD 1.00 incl. Foreign Transaction Fee AUD $0.04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8456.06" calcext:value-type="float">
            <text:p>8456.0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EBILLINGCARE.COM 8772666242 <text:s text:c="2"/>USA USD 1.00 incl. Foreign Transaction Fee AUD $0.04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8457.64" calcext:value-type="float">
            <text:p>8457.6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GIGSOCIAL 805-2943611 <text:s/>USAUSD</text:p>
          </table:table-cell>
          <table:table-cell office:value-type="float" office:value="72.69" calcext:value-type="float">
            <text:p>72.69</text:p>
          </table:table-cell>
          <table:table-cell/>
          <table:table-cell office:value-type="float" office:value="8459.22" calcext:value-type="float">
            <text:p>8459.22</text:p>
          </table:table-cell>
          <table:table-cell office:value-type="string" calcext:value-type="string">
            <text:p>FEE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OF London <text:s text:c="6"/>GBRUSD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float" office:value="8531.91" calcext:value-type="float">
            <text:p>8531.91</text:p>
          </table:table-cell>
          <table:table-cell office:value-type="string" calcext:value-type="string">
            <text:p>FEE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OF LONDON <text:s text:c="6"/>GBRUSD</text:p>
          </table:table-cell>
          <table:table-cell office:value-type="float" office:value="6.94" calcext:value-type="float">
            <text:p>6.94</text:p>
          </table:table-cell>
          <table:table-cell/>
          <table:table-cell office:value-type="float" office:value="8541.16" calcext:value-type="float">
            <text:p>8541.16</text:p>
          </table:table-cell>
          <table:table-cell office:value-type="string" calcext:value-type="string">
            <text:p>FEE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OF LONDON <text:s text:c="6"/>GBRUSD</text:p>
          </table:table-cell>
          <table:table-cell office:value-type="float" office:value="6.94" calcext:value-type="float">
            <text:p>6.94</text:p>
          </table:table-cell>
          <table:table-cell/>
          <table:table-cell office:value-type="float" office:value="8548.1" calcext:value-type="float">
            <text:p>8548.1</text:p>
          </table:table-cell>
          <table:table-cell office:value-type="string" calcext:value-type="string">
            <text:p>FEE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PROBILLER.COM 8552329555 <text:s text:c="2"/>CYPUSD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8555.04" calcext:value-type="float">
            <text:p>8555.04</text:p>
          </table:table-cell>
          <table:table-cell office:value-type="string" calcext:value-type="string">
            <text:p>FEE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OF LONDON <text:s text:c="6"/>GBRUSD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8560.13" calcext:value-type="float">
            <text:p>8560.13</text:p>
          </table:table-cell>
          <table:table-cell office:value-type="string" calcext:value-type="string">
            <text:p>FEE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896498 TFR Westpac Li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564.76" calcext:value-type="float">
            <text:p>8564.76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880984 TFR Westpac Li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564.76" calcext:value-type="float">
            <text:p>7564.76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822995 TFR Westpac Lif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6564.76" calcext:value-type="float">
            <text:p>6564.76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428677 TFR Westpac Lif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564.76" calcext:value-type="float">
            <text:p>4564.76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290492 TFR Westpac Lif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564.76" calcext:value-type="float">
            <text:p>2564.76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441566 COLES 7998 RICHMOND <text:s text:c="5"/>03/04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2264.76" calcext:value-type="float">
            <text:p>2264.76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321268 APCO BARWON HEADS BARWON HEADS <text:s/>02/04</text:p>
          </table:table-cell>
          <table:table-cell office:value-type="float" office:value="74.43" calcext:value-type="float">
            <text:p>74.43</text:p>
          </table:table-cell>
          <table:table-cell/>
          <table:table-cell office:value-type="float" office:value="2267.06" calcext:value-type="float">
            <text:p>2267.06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312352 WW METRO <text:s text:c="7"/>3427 ABBOTSFORD <text:s text:c="3"/>02/04</text:p>
          </table:table-cell>
          <table:table-cell office:value-type="float" office:value="58.45" calcext:value-type="float">
            <text:p>58.45</text:p>
          </table:table-cell>
          <table:table-cell/>
          <table:table-cell office:value-type="float" office:value="2341.49" calcext:value-type="float">
            <text:p>2341.4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078803 BP LT RIV MB 4134 <text:s/>\ TOORAK <text:s text:c="9"/>02/04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2399.94" calcext:value-type="float">
            <text:p>2399.9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072642 COLES 7998 RICHMOND <text:s text:c="5"/>02/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04.23" calcext:value-type="float">
            <text:p>2404.23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WITHDRAWAL MOBILE 1513149 TFR Westpac Cho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421.23" calcext:value-type="float">
            <text:p>2421.2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BIT CARD PURCHASE UBER <text:s text:c="2"/>*EATS <text:s text:c="10"/>Sydney <text:s text:c="6"/>AUS</text:p>
          </table:table-cell>
          <table:table-cell office:value-type="float" office:value="42.12" calcext:value-type="float">
            <text:p>42.12</text:p>
          </table:table-cell>
          <table:table-cell/>
          <table:table-cell office:value-type="float" office:value="2929.23" calcext:value-type="float">
            <text:p>2929.2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BIT CARD PURCHASE AMAZON WEB SERVICES SYDNEY <text:s text:c="6"/>AUS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2971.35" calcext:value-type="float">
            <text:p>2971.3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BIT CARD PURCHASE PADDLE.NET*ELFSIGHT London <text:s text:c="6"/>GBR USD 48.00 incl. Foreign Transaction Fee AUD $2.22</text:p>
          </table:table-cell>
          <table:table-cell office:value-type="float" office:value="76.31" calcext:value-type="float">
            <text:p>76.31</text:p>
          </table:table-cell>
          <table:table-cell/>
          <table:table-cell office:value-type="float" office:value="2971.98" calcext:value-type="float">
            <text:p>2971.9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742646 TFR Westpac Cho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3048.29" calcext:value-type="float">
            <text:p>3048.29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597886 TFR Westpac Li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40.29" calcext:value-type="float">
            <text:p>2540.29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344035 TFR Westpac Li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40.29" calcext:value-type="float">
            <text:p>2040.29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298327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40.29" calcext:value-type="float">
            <text:p>1040.29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277575 TFR Westpac Lif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840.29" calcext:value-type="float">
            <text:p>840.29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906666 KFC BURNLEY <text:s text:c="8"/>0002 RICHMOND <text:s text:c="3"/>02/04</text:p>
          </table:table-cell>
          <table:table-cell office:value-type="float" office:value="18.55" calcext:value-type="float">
            <text:p>18.55</text:p>
          </table:table-cell>
          <table:table-cell/>
          <table:table-cell office:value-type="float" office:value="532.29" calcext:value-type="float">
            <text:p>532.2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793522 BP LT RIV GB 4117 <text:s/>\ TOORAK <text:s text:c="9"/>01/04</text:p>
          </table:table-cell>
          <table:table-cell office:value-type="float" office:value="5.78" calcext:value-type="float">
            <text:p>5.78</text:p>
          </table:table-cell>
          <table:table-cell/>
          <table:table-cell office:value-type="float" office:value="550.84" calcext:value-type="float">
            <text:p>550.8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150342 SQ *BMFHQ Moorabbin <text:s text:c="4"/>01/0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56.62" calcext:value-type="float">
            <text:p>556.6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138884 SQ *OUR FRIENDS FARM Tallarook <text:s text:c="4"/>01/04</text:p>
          </table:table-cell>
          <table:table-cell office:value-type="float" office:value="20.36" calcext:value-type="float">
            <text:p>20.36</text:p>
          </table:table-cell>
          <table:table-cell/>
          <table:table-cell office:value-type="float" office:value="586.62" calcext:value-type="float">
            <text:p>586.6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110078 BP CAMPBELLFIELD 24\ CAMPBELLFIELD <text:s text:c="2"/>29/03</text:p>
          </table:table-cell>
          <table:table-cell office:value-type="float" office:value="4.99" calcext:value-type="float">
            <text:p>4.99</text:p>
          </table:table-cell>
          <table:table-cell/>
          <table:table-cell office:value-type="float" office:value="606.98" calcext:value-type="float">
            <text:p>606.98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110074 BP CAMPBELLFIELD 24\ CAMPBELLFIELD <text:s text:c="2"/>29/03</text:p>
          </table:table-cell>
          <table:table-cell office:value-type="float" office:value="9.98" calcext:value-type="float">
            <text:p>9.98</text:p>
          </table:table-cell>
          <table:table-cell/>
          <table:table-cell office:value-type="float" office:value="611.97" calcext:value-type="float">
            <text:p>611.97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032601 ZLR*Bodriggy BrewPub Abbotsford <text:s text:c="3"/>02/04</text:p>
          </table:table-cell>
          <table:table-cell office:value-type="float" office:value="50.71" calcext:value-type="float">
            <text:p>50.71</text:p>
          </table:table-cell>
          <table:table-cell/>
          <table:table-cell office:value-type="float" office:value="621.95" calcext:value-type="float">
            <text:p>621.9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030502 POINT LONSDALE IGA POINT LONSDA <text:s/>02/04</text:p>
          </table:table-cell>
          <table:table-cell office:value-type="float" office:value="27.64" calcext:value-type="float">
            <text:p>27.64</text:p>
          </table:table-cell>
          <table:table-cell/>
          <table:table-cell office:value-type="float" office:value="672.66" calcext:value-type="float">
            <text:p>672.66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000378 GLORY B PTY LTD RICHMOND <text:s text:c="5"/>28/0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0.3" calcext:value-type="float">
            <text:p>700.3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WITHDRAWAL-OSKO PAYMENT 1721676 Ivan Cha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40.3" calcext:value-type="float">
            <text:p>740.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BIT CARD PURCHASE DR LOYAL MELBOURNE <text:s text:c="3"/>AU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755.3" calcext:value-type="float">
            <text:p>755.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BIT CARD PURCHASE Pin* TicketsSonder Mus Tallarook <text:s text:c="3"/>AUS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1035.3" calcext:value-type="float">
            <text:p>1035.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BIT CARD PURCHASE KFC*Burnley kfc.com.au <text:s text:c="2"/>AUS</text:p>
          </table:table-cell>
          <table:table-cell office:value-type="float" office:value="10.55" calcext:value-type="float">
            <text:p>10.55</text:p>
          </table:table-cell>
          <table:table-cell/>
          <table:table-cell office:value-type="float" office:value="1068.2" calcext:value-type="float">
            <text:p>1068.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BIT CARD PURCHASE KFC*Burnley kfc.com.au <text:s text:c="2"/>AUS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float" office:value="1078.75" calcext:value-type="float">
            <text:p>1078.7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POSIT ONLINE 2579283 TFR Westpac Lif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88.7" calcext:value-type="float">
            <text:p>1088.7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8/03/2024</text:p>
          </table:table-cell>
          <table:table-cell office:value-type="string" calcext:value-type="string">
            <text:p>EFTPOS DEBIT 0275013 Outdoor Supacentre Dandenong Sou 28/03</text:p>
          </table:table-cell>
          <table:table-cell office:value-type="float" office:value="54.95" calcext:value-type="float">
            <text:p>54.95</text:p>
          </table:table-cell>
          <table:table-cell/>
          <table:table-cell office:value-type="float" office:value="288.7" calcext:value-type="float">
            <text:p>288.7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8/03/2024</text:p>
          </table:table-cell>
          <table:table-cell office:value-type="string" calcext:value-type="string">
            <text:p>EFTPOS DEBIT 0235719 GREEN SQUARE IGA PLU S ABBOTSFORD <text:s text:c="3"/>28/0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43.65" calcext:value-type="float">
            <text:p>343.6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8/03/2024</text:p>
          </table:table-cell>
          <table:table-cell office:value-type="string" calcext:value-type="string">
            <text:p>EFTPOS DEBIT 0074676 V/CELLARS 2862 RICHMOND <text:s text:c="5"/>28/03</text:p>
          </table:table-cell>
          <table:table-cell office:value-type="float" office:value="110.5" calcext:value-type="float">
            <text:p>110.5</text:p>
          </table:table-cell>
          <table:table-cell/>
          <table:table-cell office:value-type="float" office:value="419.65" calcext:value-type="float">
            <text:p>419.6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7/03/2024</text:p>
          </table:table-cell>
          <table:table-cell office:value-type="string" calcext:value-type="string">
            <text:p>WITHDRAWAL AT NAB ATM 240 SWAN <text:s text:c="4"/>3Y84 079619 26032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530.15" calcext:value-type="float">
            <text:p>530.15</text:p>
          </table:table-cell>
          <table:table-cell office:value-type="string" calcext:value-type="string">
            <text:p>CASH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7/03/2024</text:p>
          </table:table-cell>
          <table:table-cell office:value-type="string" calcext:value-type="string">
            <text:p>EFTPOS DEBIT 0774768 7-ELEVEN 1019 HAWTHORN <text:s text:c="5"/>27/0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670.15" calcext:value-type="float">
            <text:p>670.1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6/03/2024</text:p>
          </table:table-cell>
          <table:table-cell office:value-type="string" calcext:value-type="string">
            <text:p>EFTPOS DEBIT 0092548 OFFICEWORKS 0301 RICHMOND <text:s text:c="5"/>26/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75.65" calcext:value-type="float">
            <text:p>675.6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WITHDRAWAL AT NAB ATM 240 SWAN <text:s text:c="4"/>3Y84 083146 23032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90.65" calcext:value-type="float">
            <text:p>690.65</text:p>
          </table:table-cell>
          <table:table-cell office:value-type="string" calcext:value-type="string">
            <text:p>CASH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376602 SQ *QUIET TIME Fitzroy North 24/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90.65" calcext:value-type="float">
            <text:p>1690.6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344335 KFC Burnley Hawthorn <text:s text:c="5"/>22/03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1695.65" calcext:value-type="float">
            <text:p>1695.6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297046 AA SWAN STREET 3931\ RICHMOND <text:s text:c="7"/>24/0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707.6" calcext:value-type="float">
            <text:p>1707.6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36211 JOHN CURTIN HOTEL CARLTON <text:s text:c="6"/>22/03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1711.5" calcext:value-type="float">
            <text:p>1711.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29082 SMP*Labour In Vain Fitzroy03 <text:s text:c="4"/>25/03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float" office:value="1719.63" calcext:value-type="float">
            <text:p>1719.63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16554 MONTYS OF WILLIAMSTO WNWILLIAMSTO <text:s text:c="3"/>23/03</text:p>
          </table:table-cell>
          <table:table-cell office:value-type="float" office:value="24.99" calcext:value-type="float">
            <text:p>24.99</text:p>
          </table:table-cell>
          <table:table-cell/>
          <table:table-cell office:value-type="float" office:value="1725.22" calcext:value-type="float">
            <text:p>1725.2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11676 JOHN CURTIN HOTEL CARLTON <text:s text:c="6"/>22/03</text:p>
          </table:table-cell>
          <table:table-cell office:value-type="float" office:value="11.18" calcext:value-type="float">
            <text:p>11.18</text:p>
          </table:table-cell>
          <table:table-cell/>
          <table:table-cell office:value-type="float" office:value="1750.21" calcext:value-type="float">
            <text:p>1750.21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11652 JOHN CURTIN HOTEL CARLTON <text:s text:c="6"/>22/03</text:p>
          </table:table-cell>
          <table:table-cell office:value-type="float" office:value="18.29" calcext:value-type="float">
            <text:p>18.29</text:p>
          </table:table-cell>
          <table:table-cell/>
          <table:table-cell office:value-type="float" office:value="1761.39" calcext:value-type="float">
            <text:p>1761.3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06830 JOHN CURTIN HOTEL CARLTON <text:s text:c="6"/>22/03</text:p>
          </table:table-cell>
          <table:table-cell office:value-type="float" office:value="13.21" calcext:value-type="float">
            <text:p>13.21</text:p>
          </table:table-cell>
          <table:table-cell/>
          <table:table-cell office:value-type="float" office:value="1779.68" calcext:value-type="float">
            <text:p>1779.68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00375 GLORY B PTY LTD SOUTH YARRA <text:s text:c="2"/>24/03</text:p>
          </table:table-cell>
          <table:table-cell office:value-type="float" office:value="83.4" calcext:value-type="float">
            <text:p>83.4</text:p>
          </table:table-cell>
          <table:table-cell/>
          <table:table-cell office:value-type="float" office:value="1792.89" calcext:value-type="float">
            <text:p>1792.8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WITHDRAWAL-OSKO PAYMENT 1609972 Con Georgakas 2 24 MAR 202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76.29" calcext:value-type="float">
            <text:p>1876.2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WITHDRAWAL-OSKO PAYMENT 1385868 Griffin Bohn 24 MAR 2024</text:p>
          </table:table-cell>
          <table:table-cell office:value-type="float" office:value="224.25" calcext:value-type="float">
            <text:p>224.25</text:p>
          </table:table-cell>
          <table:table-cell/>
          <table:table-cell office:value-type="float" office:value="1916.29" calcext:value-type="float">
            <text:p>1916.2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BIT CARD PURCHASE RESIDENT ADVISOR TICKE LONDON <text:s text:c="6"/>GBR</text:p>
          </table:table-cell>
          <table:table-cell office:value-type="float" office:value="71.7" calcext:value-type="float">
            <text:p>71.7</text:p>
          </table:table-cell>
          <table:table-cell/>
          <table:table-cell office:value-type="float" office:value="2140.54" calcext:value-type="float">
            <text:p>2140.5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BIT CARD PURCHASE NEURONAU* TRIP-ZS HAWTHORN <text:s text:c="4"/>AUS</text:p>
          </table:table-cell>
          <table:table-cell office:value-type="float" office:value="21.15" calcext:value-type="float">
            <text:p>21.15</text:p>
          </table:table-cell>
          <table:table-cell/>
          <table:table-cell office:value-type="float" office:value="2212.24" calcext:value-type="float">
            <text:p>2212.2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BIT CARD PURCHASE UBER <text:s text:c="2"/>*TRIP <text:s text:c="10"/>Sydney <text:s text:c="6"/>AUS</text:p>
          </table:table-cell>
          <table:table-cell office:value-type="float" office:value="18.35" calcext:value-type="float">
            <text:p>18.35</text:p>
          </table:table-cell>
          <table:table-cell/>
          <table:table-cell office:value-type="float" office:value="2233.39" calcext:value-type="float">
            <text:p>2233.3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BIT CARD PURCHASE LIME*2 RIDES BARANGAROO <text:s text:c="2"/>AUS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2251.74" calcext:value-type="float">
            <text:p>2251.7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 ONLINE 2494900 TFR Westpac Lif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65.44" calcext:value-type="float">
            <text:p>2265.44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 ONLINE 2382997 TFR Westpac Lif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65.44" calcext:value-type="float">
            <text:p>1465.44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-OSKO PAYMENT 2913247 C S FEARY Ticket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65.44" calcext:value-type="float">
            <text:p>1065.44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-OSKO PAYMENT 2804631 C S FEARY Beers 23 MAR 20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41.54" calcext:value-type="float">
            <text:p>1041.54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-OSKO PAYMENT 2744679 JUSTIN WITT Foo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6.54" calcext:value-type="float">
            <text:p>1016.54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-OSKO PAYMENT 2708253 MANPRIT KHABRA Sonder ticket 24 MAR 2024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816.54" calcext:value-type="float">
            <text:p>816.54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EFTPOS DEBIT 0949984 PLINE PH WILLIAM ST 0745 MELBOURNE <text:s text:c="2"/>22/03</text:p>
          </table:table-cell>
          <table:table-cell office:value-type="float" office:value="15.99" calcext:value-type="float">
            <text:p>15.99</text:p>
          </table:table-cell>
          <table:table-cell/>
          <table:table-cell office:value-type="float" office:value="392.54" calcext:value-type="float">
            <text:p>392.5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EFTPOS DEBIT 0180766 7-ELEVEN 1145 MELBOURNE <text:s text:c="4"/>22/03</text:p>
          </table:table-cell>
          <table:table-cell office:value-type="float" office:value="71.99" calcext:value-type="float">
            <text:p>71.99</text:p>
          </table:table-cell>
          <table:table-cell/>
          <table:table-cell office:value-type="float" office:value="408.53" calcext:value-type="float">
            <text:p>408.53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EFTPOS DEBIT 0180298 7-ELEVEN 1145 MELBOURNE <text:s text:c="4"/>22/03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480.52" calcext:value-type="float">
            <text:p>480.5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EFTPOS DEBIT 0180292 SQ *SMOKEY CHOOKS Richmond <text:s text:c="5"/>22/03</text:p>
          </table:table-cell>
          <table:table-cell office:value-type="float" office:value="5.08" calcext:value-type="float">
            <text:p>5.08</text:p>
          </table:table-cell>
          <table:table-cell/>
          <table:table-cell office:value-type="float" office:value="483.02" calcext:value-type="float">
            <text:p>483.0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DEBIT CARD PURCHASE The Pass - Prince Alf Melbourne <text:s text:c="3"/>AUS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8.1" calcext:value-type="float">
            <text:p>488.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DEBIT CARD PURCHASE A MEDIUM CORPORATION 4155085008 <text:s text:c="2"/>USA USD 5.00 incl. Foreign Transaction Fee AUD $0.22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506.1" calcext:value-type="float">
            <text:p>506.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1/03/2024</text:p>
          </table:table-cell>
          <table:table-cell office:value-type="string" calcext:value-type="string">
            <text:p>EFTPOS DEBIT 0990094 MCDONALDS NUNAWADING0244 NUNAWADING <text:s/>21/0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1/03/2024</text:p>
          </table:table-cell>
          <table:table-cell office:value-type="string" calcext:value-type="string">
            <text:p>EFTPOS DEBIT 0059392 MINH TRI PTY LTD CREMORNE <text:s text:c="5"/>21/03</text:p>
          </table:table-cell>
          <table:table-cell office:value-type="float" office:value="10.62" calcext:value-type="float">
            <text:p>10.62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1/03/2024</text:p>
          </table:table-cell>
          <table:table-cell office:value-type="string" calcext:value-type="string">
            <text:p>DEPOSIT-OSKO PAYMENT 2299776 MS ISOBEL ROSE O'TOOLE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531.62" calcext:value-type="float">
            <text:p>531.62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1/03/2024</text:p>
          </table:table-cell>
          <table:table-cell office:value-type="string" calcext:value-type="string">
            <text:p>DEPOSIT-OSKO PAYMENT 2229942 M R ELLIOTT Rosebud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388.62" calcext:value-type="float">
            <text:p>388.62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EFTPOS DEBIT 0269213 Kokoro Japanese Sush i Cremorne <text:s text:c="5"/>20/03</text:p>
          </table:table-cell>
          <table:table-cell office:value-type="float" office:value="8.44" calcext:value-type="float">
            <text:p>8.44</text:p>
          </table:table-cell>
          <table:table-cell/>
          <table:table-cell office:value-type="float" office:value="346.12" calcext:value-type="float">
            <text:p>346.1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EFTPOS DEBIT 0066537 SMP*Labour In Vain Fitzroy03 <text:s text:c="4"/>20/03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354.56" calcext:value-type="float">
            <text:p>354.56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EFTPOS DEBIT 0066518 SMP*Labour In Vain Fitzroy03 <text:s text:c="4"/>20/03</text:p>
          </table:table-cell>
          <table:table-cell office:value-type="float" office:value="7.12" calcext:value-type="float">
            <text:p>7.12</text:p>
          </table:table-cell>
          <table:table-cell/>
          <table:table-cell office:value-type="float" office:value="359.13" calcext:value-type="float">
            <text:p>359.13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EFTPOS DEBIT 0046178 ZLR*Don Tojo Carlton <text:s text:c="6"/>20/03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366.25" calcext:value-type="float">
            <text:p>366.2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DEPOSIT-OSKO PAYMENT 2047476 MR COHAN SIMPSON FEARY Ticket for sonder COHAN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71.11" calcext:value-type="float">
            <text:p>371.11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EFTPOS DEBIT 0731353 WOOLWORTHS <text:s text:c="5"/>3341 ROSEBUD <text:s text:c="6"/>18/03</text:p>
          </table:table-cell>
          <table:table-cell office:value-type="float" office:value="100.89" calcext:value-type="float">
            <text:p>100.89</text:p>
          </table:table-cell>
          <table:table-cell/>
          <table:table-cell office:value-type="float" office:value="181.11" calcext:value-type="float">
            <text:p>181.11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EFTPOS DEBIT 0291662 AA SWAN STREET 3931\ RICHMOND <text:s text:c="7"/>18/0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WITHDRAWAL-OSKO PAYMENT 1208255 Con Georgakas 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DEPOSIT ONLINE 2292970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747293 WOOLWORTHS <text:s text:c="5"/>3341 ROSEBUD <text:s text:c="6"/>17/03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721540 Guzman Y Gomez Box H i Box Hill <text:s text:c="5"/>17/03</text:p>
          </table:table-cell>
          <table:table-cell office:value-type="float" office:value="16.9" calcext:value-type="float">
            <text:p>16.9</text:p>
          </table:table-cell>
          <table:table-cell/>
          <table:table-cell office:value-type="float" office:value="187.5" calcext:value-type="float">
            <text:p>187.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516963 WOOLWORTHS <text:s text:c="5"/>3325 SOUTH YARRA <text:s text:c="2"/>16/0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04.4" calcext:value-type="float">
            <text:p>204.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465309 BWS LIQUOR <text:s text:c="5"/>3351 ROSEBUD <text:s text:c="6"/>17/0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09.9" calcext:value-type="float">
            <text:p>209.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151397 BWS LIQUOR <text:s text:c="5"/>3033 <text:s text:c="2"/>SOUTH YARRA <text:s text:c="2"/>16/0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3.9" calcext:value-type="float">
            <text:p>263.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51577 WOOLWORTHS <text:s text:c="5"/>3341 ROSEBUD <text:s text:c="6"/>17/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4.9" calcext:value-type="float">
            <text:p>284.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24675 WOOLWORTHS <text:s text:c="5"/>3341 ROSEBUD <text:s text:c="6"/>18/03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288.9" calcext:value-type="float">
            <text:p>288.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22013 ASHIMANI PTY LTD MITCHAM <text:s text:c="6"/>15/03</text:p>
          </table:table-cell>
          <table:table-cell office:value-type="float" office:value="3.54" calcext:value-type="float">
            <text:p>3.54</text:p>
          </table:table-cell>
          <table:table-cell/>
          <table:table-cell office:value-type="float" office:value="325.4" calcext:value-type="float">
            <text:p>325.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22011 ASHIMANI PTY LTD MITCHAM <text:s text:c="6"/>15/03</text:p>
          </table:table-cell>
          <table:table-cell office:value-type="float" office:value="15.17" calcext:value-type="float">
            <text:p>15.17</text:p>
          </table:table-cell>
          <table:table-cell/>
          <table:table-cell office:value-type="float" office:value="328.94" calcext:value-type="float">
            <text:p>328.9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03199 FREB TRADING PTY LTD MELBOURNE <text:s text:c="4"/>17/03</text:p>
          </table:table-cell>
          <table:table-cell office:value-type="float" office:value="87.9" calcext:value-type="float">
            <text:p>87.9</text:p>
          </table:table-cell>
          <table:table-cell/>
          <table:table-cell office:value-type="float" office:value="344.11" calcext:value-type="float">
            <text:p>344.11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BIT CARD PURCHASE MITCHAMSOCIAL BRISBANE <text:s text:c="4"/>AUS</text:p>
          </table:table-cell>
          <table:table-cell office:value-type="float" office:value="28.45" calcext:value-type="float">
            <text:p>28.45</text:p>
          </table:table-cell>
          <table:table-cell/>
          <table:table-cell office:value-type="float" office:value="432.01" calcext:value-type="float">
            <text:p>432.0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BIT CARD PURCHASE MITCHAMSOCIAL BRISBANE <text:s text:c="4"/>AUS</text:p>
          </table:table-cell>
          <table:table-cell office:value-type="float" office:value="28.45" calcext:value-type="float">
            <text:p>28.45</text:p>
          </table:table-cell>
          <table:table-cell/>
          <table:table-cell office:value-type="float" office:value="460.46" calcext:value-type="float">
            <text:p>460.4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BIT CARD PURCHASE UBER* TRIP SYDNEY <text:s text:c="6"/>AUS</text:p>
          </table:table-cell>
          <table:table-cell office:value-type="float" office:value="12.18" calcext:value-type="float">
            <text:p>12.18</text:p>
          </table:table-cell>
          <table:table-cell/>
          <table:table-cell office:value-type="float" office:value="488.91" calcext:value-type="float">
            <text:p>488.9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BIT CARD PURCHASE KFC*Burnley kfc.com.au <text:s text:c="2"/>AU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1.09" calcext:value-type="float">
            <text:p>501.0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POSIT ONLINE 2094201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11.09" calcext:value-type="float">
            <text:p>511.09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348551 Mitcham Social PTY L TDMitcham <text:s text:c="6"/>15/03</text:p>
          </table:table-cell>
          <table:table-cell office:value-type="float" office:value="19.73" calcext:value-type="float">
            <text:p>19.73</text:p>
          </table:table-cell>
          <table:table-cell/>
          <table:table-cell office:value-type="float" office:value="311.09" calcext:value-type="float">
            <text:p>311.0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282172 BP VERMONT 7475 <text:s text:c="3"/>\ VERMONT STH <text:s text:c="4"/>14/0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float" office:value="330.82" calcext:value-type="float">
            <text:p>330.8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237073 WOOLWORTHS <text:s text:c="5"/>3341 ROSEBUD <text:s text:c="6"/>14/03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351.07" calcext:value-type="float">
            <text:p>351.07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233443 ALH VENUES <text:s text:c="5"/>8221 BLACKBURN <text:s text:c="4"/>15/03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365.97" calcext:value-type="float">
            <text:p>365.97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212191 FARRELLS BOOKSHOP Mornington <text:s text:c="3"/>15/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99.77" calcext:value-type="float">
            <text:p>399.77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028188 KFC PENLINK INBOUND\ BAXTER <text:s text:c="8"/>14/0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float" office:value="422.77" calcext:value-type="float">
            <text:p>422.77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025863 G &amp; J GOSS PTY LTD ROSEBUD <text:s text:c="6"/>15/03</text:p>
          </table:table-cell>
          <table:table-cell office:value-type="float" office:value="5.81" calcext:value-type="float">
            <text:p>5.81</text:p>
          </table:table-cell>
          <table:table-cell/>
          <table:table-cell office:value-type="float" office:value="429.72" calcext:value-type="float">
            <text:p>429.7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DEPOSIT-OSKO PAYMENT 2123861 HARRY EDGOOSE Tennis and foo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35.53" calcext:value-type="float">
            <text:p>435.53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724207 WOOLWORTHS <text:s text:c="5"/>3341 ROSEBUD <text:s text:c="6"/>14/03</text:p>
          </table:table-cell>
          <table:table-cell office:value-type="float" office:value="11.18" calcext:value-type="float">
            <text:p>11.18</text:p>
          </table:table-cell>
          <table:table-cell/>
          <table:table-cell office:value-type="float" office:value="335.53" calcext:value-type="float">
            <text:p>335.53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724127 WOOLWORTHS <text:s text:c="5"/>3341 ROSEBUD <text:s text:c="6"/>13/03</text:p>
          </table:table-cell>
          <table:table-cell office:value-type="float" office:value="10.24" calcext:value-type="float">
            <text:p>10.24</text:p>
          </table:table-cell>
          <table:table-cell/>
          <table:table-cell office:value-type="float" office:value="346.71" calcext:value-type="float">
            <text:p>346.71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591941 WOOLWORTHS <text:s text:c="5"/>3235 BLACKBURN NT <text:s/>14/0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56.95" calcext:value-type="float">
            <text:p>356.9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056628 KFC 1183 <text:s text:c="10"/>\ ROSEBUD <text:s text:c="8"/>13/03</text:p>
          </table:table-cell>
          <table:table-cell office:value-type="float" office:value="18.95" calcext:value-type="float">
            <text:p>18.95</text:p>
          </table:table-cell>
          <table:table-cell/>
          <table:table-cell office:value-type="float" office:value="360.05" calcext:value-type="float">
            <text:p>360.0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016285 H AND M TRADING PROJ ECBLACKBURN NOR 14/03</text:p>
          </table:table-cell>
          <table:table-cell office:value-type="float" office:value="12.68" calcext:value-type="float">
            <text:p>12.68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DEPOSIT ONLINE 2986510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1.68" calcext:value-type="float">
            <text:p>391.68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DEPOSIT-OSKO PAYMENT 2140496 MANPRIT KHABRA Dinn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.68" calcext:value-type="float">
            <text:p>191.68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3/03/2024</text:p>
          </table:table-cell>
          <table:table-cell office:value-type="string" calcext:value-type="string">
            <text:p>EFTPOS DEBIT 0380226 SQ *MHSOB HOCKEY CLU B South Yarra <text:s text:c="2"/>12/03</text:p>
          </table:table-cell>
          <table:table-cell office:value-type="float" office:value="40.8" calcext:value-type="float">
            <text:p>40.8</text:p>
          </table:table-cell>
          <table:table-cell/>
          <table:table-cell office:value-type="float" office:value="91.68" calcext:value-type="float">
            <text:p>91.68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3/03/2024</text:p>
          </table:table-cell>
          <table:table-cell office:value-type="string" calcext:value-type="string">
            <text:p>EFTPOS DEBIT 0287402 AA SWAN STREET 3931\ RICHMOND <text:s text:c="7"/>12/03</text:p>
          </table:table-cell>
          <table:table-cell office:value-type="float" office:value="79.78" calcext:value-type="float">
            <text:p>79.78</text:p>
          </table:table-cell>
          <table:table-cell/>
          <table:table-cell office:value-type="float" office:value="132.48" calcext:value-type="float">
            <text:p>132.48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3/03/2024</text:p>
          </table:table-cell>
          <table:table-cell office:value-type="string" calcext:value-type="string">
            <text:p>DEBIT CARD PURCHASE KFC BURNLEY RICHMOND <text:s text:c="4"/>AUS</text:p>
          </table:table-cell>
          <table:table-cell office:value-type="float" office:value="30.55" calcext:value-type="float">
            <text:p>30.55</text:p>
          </table:table-cell>
          <table:table-cell/>
          <table:table-cell office:value-type="float" office:value="212.26" calcext:value-type="float">
            <text:p>212.2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3/03/2024</text:p>
          </table:table-cell>
          <table:table-cell office:value-type="string" calcext:value-type="string">
            <text:p>DEBIT CARD PURCHASE PRESTON CHICKEN SHACK PRESTON <text:s text:c="5"/>AUS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242.81" calcext:value-type="float">
            <text:p>242.8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FREB TRADING PTY LTD MELBOURNE <text:s text:c="3"/>AUS</text:p>
          </table:table-cell>
          <table:table-cell office:value-type="float" office:value="85.1" calcext:value-type="float">
            <text:p>85.1</text:p>
          </table:table-cell>
          <table:table-cell/>
          <table:table-cell office:value-type="float" office:value="254.11" calcext:value-type="float">
            <text:p>254.1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UBER <text:s text:c="2"/>*TRIP <text:s text:c="10"/>Sydney <text:s text:c="6"/>AUS</text:p>
          </table:table-cell>
          <table:table-cell office:value-type="float" office:value="40.53" calcext:value-type="float">
            <text:p>40.53</text:p>
          </table:table-cell>
          <table:table-cell/>
          <table:table-cell office:value-type="float" office:value="339.21" calcext:value-type="float">
            <text:p>339.2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ZLR*Revolver Upstairs Prahran <text:s text:c="5"/>AUS</text:p>
          </table:table-cell>
          <table:table-cell office:value-type="float" office:value="40.51" calcext:value-type="float">
            <text:p>40.51</text:p>
          </table:table-cell>
          <table:table-cell/>
          <table:table-cell office:value-type="float" office:value="379.74" calcext:value-type="float">
            <text:p>379.7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NORTHCOTE AQUATIC AND NORTHCOTE <text:s text:c="3"/>AUS</text:p>
          </table:table-cell>
          <table:table-cell office:value-type="float" office:value="23.98" calcext:value-type="float">
            <text:p>23.98</text:p>
          </table:table-cell>
          <table:table-cell/>
          <table:table-cell office:value-type="float" office:value="420.25" calcext:value-type="float">
            <text:p>420.2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CITY OF DAREBIN MELBOURNE <text:s text:c="3"/>AU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44.23" calcext:value-type="float">
            <text:p>444.2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LSP*Cheeky Monkey Cafe Richmond <text:s text:c="4"/>AUS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64.23" calcext:value-type="float">
            <text:p>464.2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Laikon Deli Richmond <text:s text:c="4"/>AUS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473.33" calcext:value-type="float">
            <text:p>473.3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WOOLWORTHS <text:s text:c="5"/>3267 PRESTON <text:s text:c="5"/>AUS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78.38" calcext:value-type="float">
            <text:p>478.3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POSIT ONLINE 2044286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82.88" calcext:value-type="float">
            <text:p>482.88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THE HAPPY CORNER SHOP ABBOTSFORD <text:s text:c="2"/>AUS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2.88" calcext:value-type="float">
            <text:p>282.8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GREEN SQUARE IGA PLUS ABBOTSFORD <text:s text:c="2"/>AUS</text:p>
          </table:table-cell>
          <table:table-cell office:value-type="float" office:value="85.85" calcext:value-type="float">
            <text:p>85.85</text:p>
          </table:table-cell>
          <table:table-cell/>
          <table:table-cell office:value-type="float" office:value="382.87" calcext:value-type="float">
            <text:p>382.8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GREEN SQUARE IGA PLUS ABBOTSFORD <text:s text:c="2"/>AUS</text:p>
          </table:table-cell>
          <table:table-cell office:value-type="float" office:value="31.99" calcext:value-type="float">
            <text:p>31.99</text:p>
          </table:table-cell>
          <table:table-cell/>
          <table:table-cell office:value-type="float" office:value="468.72" calcext:value-type="float">
            <text:p>468.7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SMP*Labour In Vain Fitzroy <text:s text:c="5"/>AUS</text:p>
          </table:table-cell>
          <table:table-cell office:value-type="float" office:value="28.46" calcext:value-type="float">
            <text:p>28.46</text:p>
          </table:table-cell>
          <table:table-cell/>
          <table:table-cell office:value-type="float" office:value="500.71" calcext:value-type="float">
            <text:p>500.7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7-ELEVEN 1279 FITZROY <text:s text:c="5"/>AUS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float" office:value="529.17" calcext:value-type="float">
            <text:p>529.1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SMP*Labour In Vain Fitzroy <text:s text:c="5"/>AUS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548.47" calcext:value-type="float">
            <text:p>548.4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COLES 7719 RICHMOND <text:s text:c="4"/>AUS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560.67" calcext:value-type="float">
            <text:p>560.6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7-ELEVEN 1210 PRAHRAN <text:s text:c="5"/>AU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70.17" calcext:value-type="float">
            <text:p>570.1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CHATGPT SUBSCRIPTION SAN FRANCISC USA USD 22.00 incl. Foreign Transaction Fee AUD $1.00</text:p>
          </table:table-cell>
          <table:table-cell office:value-type="float" office:value="34.28" calcext:value-type="float">
            <text:p>34.28</text:p>
          </table:table-cell>
          <table:table-cell/>
          <table:table-cell office:value-type="float" office:value="577.17" calcext:value-type="float">
            <text:p>577.1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POSIT ONLINE 2509126 TFR Westpac Lif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11.45" calcext:value-type="float">
            <text:p>611.45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POSIT ONLINE 2050401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11.45" calcext:value-type="float">
            <text:p>311.45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WITHDRAWAL AT NAB ATM 240 SWAN <text:s text:c="4"/>3Y84 084501 080324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11.45" calcext:value-type="float">
            <text:p>111.45</text:p>
          </table:table-cell>
          <table:table-cell office:value-type="string" calcext:value-type="string">
            <text:p>CASH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WITHDRAWAL-OSKO PAYMENT 1156995 Justin Wit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11.45" calcext:value-type="float">
            <text:p>511.4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BIT CARD PURCHASE I LOVE PHO PTY LTD RICHMOND <text:s text:c="4"/>AUS</text:p>
          </table:table-cell>
          <table:table-cell office:value-type="float" office:value="22.73" calcext:value-type="float">
            <text:p>22.73</text:p>
          </table:table-cell>
          <table:table-cell/>
          <table:table-cell office:value-type="float" office:value="811.45" calcext:value-type="float">
            <text:p>811.4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BIT CARD PURCHASE HEROKU* FEB-92993909 SAN FRANCISC USA USD 32.66 incl. Foreign Transaction Fee AUD $1.49</text:p>
          </table:table-cell>
          <table:table-cell office:value-type="float" office:value="51.28" calcext:value-type="float">
            <text:p>51.28</text:p>
          </table:table-cell>
          <table:table-cell/>
          <table:table-cell office:value-type="float" office:value="834.18" calcext:value-type="float">
            <text:p>834.1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BIT CARD PURCHASE HEROKU* FEB-92979940 SAN FRANCISC USA USD 5.00 incl. Foreign Transaction Fee AUD $0.22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885.46" calcext:value-type="float">
            <text:p>885.4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POSIT ONLINE 2619749 TFR Westpac Lif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93.3" calcext:value-type="float">
            <text:p>893.3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POSIT ONLINE 2158548 TFR Westpac Lif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93.3" calcext:value-type="float">
            <text:p>493.3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7/03/2024</text:p>
          </table:table-cell>
          <table:table-cell office:value-type="string" calcext:value-type="string">
            <text:p>EFTPOS DEBIT 0185001 Pin* Melbourne High <text:s/>Sch <text:s text:c="12"/>07/03</text:p>
          </table:table-cell>
          <table:table-cell office:value-type="float" office:value="127.31" calcext:value-type="float">
            <text:p>127.31</text:p>
          </table:table-cell>
          <table:table-cell/>
          <table:table-cell office:value-type="float" office:value="93.3" calcext:value-type="float">
            <text:p>93.3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7/03/2024</text:p>
          </table:table-cell>
          <table:table-cell office:value-type="string" calcext:value-type="string">
            <text:p>DEPOSIT ONLINE 2889491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0.61" calcext:value-type="float">
            <text:p>220.61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3/2024</text:p>
          </table:table-cell>
          <table:table-cell office:value-type="string" calcext:value-type="string">
            <text:p>DEBIT CARD PURCHASE BWS LIQUOR <text:s text:c="5"/>3351 ROSEBUD <text:s text:c="5"/>AUS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0.61" calcext:value-type="float">
            <text:p>20.6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3/2024</text:p>
          </table:table-cell>
          <table:table-cell office:value-type="string" calcext:value-type="string">
            <text:p>DEBIT CARD PURCHASE WOOLWORTHS <text:s text:c="5"/>3341 ROSEBUD <text:s text:c="5"/>AUS</text:p>
          </table:table-cell>
          <table:table-cell office:value-type="float" office:value="131.78" calcext:value-type="float">
            <text:p>131.78</text:p>
          </table:table-cell>
          <table:table-cell/>
          <table:table-cell office:value-type="float" office:value="152.61" calcext:value-type="float">
            <text:p>152.6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3/2024</text:p>
          </table:table-cell>
          <table:table-cell office:value-type="string" calcext:value-type="string">
            <text:p>DEBIT CARD PURCHASE WOOLWORTHS <text:s text:c="5"/>3341 ROSEBUD <text:s text:c="5"/>AUS</text:p>
          </table:table-cell>
          <table:table-cell office:value-type="float" office:value="33.46" calcext:value-type="float">
            <text:p>33.46</text:p>
          </table:table-cell>
          <table:table-cell/>
          <table:table-cell office:value-type="float" office:value="284.39" calcext:value-type="float">
            <text:p>284.3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3/2024</text:p>
          </table:table-cell>
          <table:table-cell office:value-type="string" calcext:value-type="string">
            <text:p>DEBIT CARD PURCHASE LIME*RIDE COST BARANGAROO <text:s text:c="2"/>AUS</text:p>
          </table:table-cell>
          <table:table-cell office:value-type="float" office:value="8.56" calcext:value-type="float">
            <text:p>8.56</text:p>
          </table:table-cell>
          <table:table-cell/>
          <table:table-cell office:value-type="float" office:value="317.85" calcext:value-type="float">
            <text:p>317.8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AMX SUPERSTORES NUNA NUNAWADING <text:s text:c="2"/>AUS</text:p>
          </table:table-cell>
          <table:table-cell office:value-type="float" office:value="371.45" calcext:value-type="float">
            <text:p>371.45</text:p>
          </table:table-cell>
          <table:table-cell/>
          <table:table-cell office:value-type="float" office:value="326.41" calcext:value-type="float">
            <text:p>326.4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ESSENTIAL BEAUTY MELBOURNE <text:s text:c="3"/>AUS</text:p>
          </table:table-cell>
          <table:table-cell office:value-type="float" office:value="138.85" calcext:value-type="float">
            <text:p>138.85</text:p>
          </table:table-cell>
          <table:table-cell/>
          <table:table-cell office:value-type="float" office:value="697.86" calcext:value-type="float">
            <text:p>697.8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BWS LIQUOR <text:s text:c="5"/>3351 ROSEBUD <text:s text:c="5"/>AUS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36.71" calcext:value-type="float">
            <text:p>836.7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BP CHIRNSIDE 3358 CHIRNSIDE PA AUS</text:p>
          </table:table-cell>
          <table:table-cell office:value-type="float" office:value="60.9" calcext:value-type="float">
            <text:p>60.9</text:p>
          </table:table-cell>
          <table:table-cell/>
          <table:table-cell office:value-type="float" office:value="942.71" calcext:value-type="float">
            <text:p>942.7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EAGLE RICHMOND RICHMOND <text:s text:c="4"/>AUS</text:p>
          </table:table-cell>
          <table:table-cell office:value-type="float" office:value="58.99" calcext:value-type="float">
            <text:p>58.99</text:p>
          </table:table-cell>
          <table:table-cell/>
          <table:table-cell office:value-type="float" office:value="1003.61" calcext:value-type="float">
            <text:p>1003.6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WOOLWORTHS <text:s text:c="5"/>3341 ROSEBUD <text:s text:c="5"/>AUS</text:p>
          </table:table-cell>
          <table:table-cell office:value-type="float" office:value="43.88" calcext:value-type="float">
            <text:p>43.88</text:p>
          </table:table-cell>
          <table:table-cell/>
          <table:table-cell office:value-type="float" office:value="1062.6" calcext:value-type="float">
            <text:p>1062.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BP PENLNK OB 7655 BAXTER <text:s text:c="6"/>AUS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1106.48" calcext:value-type="float">
            <text:p>1106.4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SQ *MISCELLANIA Melbourne <text:s text:c="3"/>AUS</text:p>
          </table:table-cell>
          <table:table-cell office:value-type="float" office:value="30.6" calcext:value-type="float">
            <text:p>30.6</text:p>
          </table:table-cell>
          <table:table-cell/>
          <table:table-cell office:value-type="float" office:value="1149.88" calcext:value-type="float">
            <text:p>1149.8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LSP*Miscellania Melbourne <text:s text:c="3"/>AUS</text:p>
          </table:table-cell>
          <table:table-cell office:value-type="float" office:value="24.34" calcext:value-type="float">
            <text:p>24.34</text:p>
          </table:table-cell>
          <table:table-cell/>
          <table:table-cell office:value-type="float" office:value="1180.48" calcext:value-type="float">
            <text:p>1180.4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Golden Bridge Richmon RICHMOND <text:s text:c="4"/>AUS</text:p>
          </table:table-cell>
          <table:table-cell office:value-type="float" office:value="18.17" calcext:value-type="float">
            <text:p>18.17</text:p>
          </table:table-cell>
          <table:table-cell/>
          <table:table-cell office:value-type="float" office:value="1204.82" calcext:value-type="float">
            <text:p>1204.8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KFC*Nunawading kfc.com.au <text:s text:c="2"/>AUS</text:p>
          </table:table-cell>
          <table:table-cell office:value-type="float" office:value="12.45" calcext:value-type="float">
            <text:p>12.45</text:p>
          </table:table-cell>
          <table:table-cell/>
          <table:table-cell office:value-type="float" office:value="1222.99" calcext:value-type="float">
            <text:p>1222.9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THE GEM BAR AND DINING COLLINGWOOD <text:s/>AUS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1235.44" calcext:value-type="float">
            <text:p>1235.4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COLES 7719 RICHMOND <text:s text:c="4"/>AUS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240.01" calcext:value-type="float">
            <text:p>1240.0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AMAZON WEB SERVICES SYDNEY <text:s text:c="6"/>AUS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244.51" calcext:value-type="float">
            <text:p>1244.5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POSIT ONLINE 2679026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45.64" calcext:value-type="float">
            <text:p>1245.64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POSIT ONLINE 2674746 TFR Westpac Lif Bike g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45.64" calcext:value-type="float">
            <text:p>1045.64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POSIT-OSKO PAYMENT 2715778 GRIFFIN BOHN Sonder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545.64" calcext:value-type="float">
            <text:p>545.64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WITHDRAWAL-OSKO PAYMENT 1875218 Ivan Cha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17.64" calcext:value-type="float">
            <text:p>317.6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WITHDRAWAL-OSKO PAYMENT 1585795 Justin Witt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332.64" calcext:value-type="float">
            <text:p>332.6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DEBIT CARD PURCHASE UBER <text:s text:c="2"/>*TRIP <text:s text:c="10"/>Sydney <text:s text:c="6"/>AUS</text:p>
          </table:table-cell>
          <table:table-cell office:value-type="float" office:value="31.63" calcext:value-type="float">
            <text:p>31.63</text:p>
          </table:table-cell>
          <table:table-cell/>
          <table:table-cell office:value-type="float" office:value="522.64" calcext:value-type="float">
            <text:p>522.6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DEBIT CARD PURCHASE UBER <text:s text:c="2"/>*TRIP <text:s text:c="10"/>Sydney <text:s text:c="6"/>AUS</text:p>
          </table:table-cell>
          <table:table-cell office:value-type="float" office:value="25.45" calcext:value-type="float">
            <text:p>25.45</text:p>
          </table:table-cell>
          <table:table-cell/>
          <table:table-cell office:value-type="float" office:value="554.27" calcext:value-type="float">
            <text:p>554.2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DEBIT CARD PURCHASE 7-ELEVEN 1321 ROSEBUD <text:s text:c="5"/>AUS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579.72" calcext:value-type="float">
            <text:p>579.7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DEPOSIT ONLINE 2659798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1.32" calcext:value-type="float">
            <text:p>601.32</text:p>
          </table:table-cell>
          <table:table-cell office:value-type="string" calcext:value-type="string">
            <text:p>CREDIT</text:p>
          </table:table-cell>
          <table:table-cell/>
        </table:table-row>
      </table:table>
      <table:table table:name="instagram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5:39:59.406283240</meta:creation-date>
    <dc:date>2024-04-12T17:17:27.394212978</dc:date>
    <meta:editing-duration>PT1H16M52S</meta:editing-duration>
    <meta:editing-cycles>3</meta:editing-cycles>
    <meta:generator>LibreOffice/7.3.7.2$Linux_X86_64 LibreOffice_project/30$Build-2</meta:generator>
    <meta:document-statistic meta:table-count="3" meta:cell-count="1718" meta:object-count="0"/>
  </office:meta>
</office:document-meta>
</file>